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1.0772222222222cm"/>
    </style:style>
    <style:style style:name="co3" style:family="table-column">
      <style:table-column-properties fo:break-before="auto" style:column-width="0.564444444444444cm"/>
    </style:style>
    <style:style style:name="co4" style:family="table-column">
      <style:table-column-properties fo:break-before="auto" style:column-width="2.50472222222222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4" style:base-cell-address="Tabelle1.D1"/>
      <style:map style:condition="of:is-true-formula(NOT(ISERROR(SEARCH(&quot;neu&quot;;[.D1]))))" style:apply-style-name="cf5" style:base-cell-address="Tabelle1.D1"/>
      <style:map style:condition="of:is-true-formula(NOT(ISERROR(SEARCH(&quot;OK&quot;;[.D1]))))" style:apply-style-name="cf6" style:base-cell-address="Tabelle1.D1"/>
    </style:style>
    <style:style style:name="ce10" style:family="table-cell">
      <style:map style:condition="of:is-true-formula(NOT(ISERROR(SEARCH(&quot;Änderungen&quot;;[.D1]))))" style:apply-style-name="cf4" style:base-cell-address="Tabelle1.D1"/>
      <style:map style:condition="of:is-true-formula(NOT(ISERROR(SEARCH(&quot;neu&quot;;[.D1]))))" style:apply-style-name="cf5" style:base-cell-address="Tabelle1.D1"/>
      <style:map style:condition="of:is-true-formula(NOT(ISERROR(SEARCH(&quot;OK&quot;;[.D1]))))" style:apply-style-name="cf6" style:base-cell-address="Tabelle1.D1"/>
    </style:style>
    <style:style style:name="ce11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4" style:base-cell-address="Tabelle1.D1"/>
      <style:map style:condition="of:is-true-formula(NOT(ISERROR(SEARCH(&quot;neu&quot;;[.D1]))))" style:apply-style-name="cf5" style:base-cell-address="Tabelle1.D1"/>
      <style:map style:condition="of:is-true-formula(NOT(ISERROR(SEARCH(&quot;OK&quot;;[.D1]))))" style:apply-style-name="cf6" style:base-cell-address="Tabelle1.D1"/>
    </style:style>
    <style:style style:name="ce12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4" style:base-cell-address="Tabelle1.D1"/>
      <style:map style:condition="of:is-true-formula(NOT(ISERROR(SEARCH(&quot;neu&quot;;[.D1]))))" style:apply-style-name="cf5" style:base-cell-address="Tabelle1.D1"/>
      <style:map style:condition="of:is-true-formula(NOT(ISERROR(SEARCH(&quot;OK&quot;;[.D1]))))" style:apply-style-name="cf6" style:base-cell-address="Tabelle1.D1"/>
    </style:style>
    <style:style style:name="ce13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4" style:base-cell-address="Tabelle1.D1"/>
      <style:map style:condition="of:is-true-formula(NOT(ISERROR(SEARCH(&quot;neu&quot;;[.D1]))))" style:apply-style-name="cf5" style:base-cell-address="Tabelle1.D1"/>
      <style:map style:condition="of:is-true-formula(NOT(ISERROR(SEARCH(&quot;OK&quot;;[.D1]))))" style:apply-style-name="cf6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3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4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48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4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5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Ziele)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8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9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0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7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8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"Mächte"</text:p>
          </table:table-cell>
          <table:table-cell table:style-name="ce1"/>
          <table:table-cell office:value-type="string" office:string-value="" table:formula="of:=IF([.B79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Engel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8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9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ld</text:p>
          </table:table-cell>
          <table:table-cell table:style-name="ce1"/>
          <table:table-cell office:value-type="string" office:string-value="" table:formula="of:=IF([.B90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3.1</text:p>
          </table:table-cell>
          <table:table-cell office:value-type="string" table:style-name="ce1">
            <text:p>Geld</text:p>
          </table:table-cell>
          <table:table-cell office:value-type="float" office:value="1" table:formula="of:=IF([.B9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Versuchung</text:p>
          </table:table-cell>
          <table:table-cell table:style-name="ce1"/>
          <table:table-cell office:value-type="string" office:string-value="" table:formula="of:=IF([.B9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4.1</text:p>
          </table:table-cell>
          <table:table-cell office:value-type="string" table:style-name="ce1">
            <text:p>Der Versuchung widerstehen</text:p>
          </table:table-cell>
          <table:table-cell office:value-type="float" office:value="1" table:formula="of:=IF([.B9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9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5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5.2</text:p>
          </table:table-cell>
          <table:table-cell office:value-type="string" table:style-name="ce1">
            <text:p>Wie sag ich's bloß?</text:p>
          </table:table-cell>
          <table:table-cell office:value-type="float" office:value="1" table:formula="of:=IF([.B9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5.3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5.4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10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0"/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float" office:value="70" table:formula="of:=SUM([.C1:.C100])" table:style-name="ce1">
            <text:p>70</text:p>
          </table:table-cell>
          <table:table-cell table:style-name="ce10"/>
          <table:table-cell table:number-columns-repeated="16380"/>
        </table:table-row>
        <table:table-row table:number-rows-repeated="1048474" table:style-name="ro1">
          <table:table-cell table:number-columns-repeated="3"/>
          <table:table-cell table:style-name="ce10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4" style:family="table-cell">
      <style:table-cell-properties fo:background-color="#FFEB9C"/>
      <style:text-properties fo:color="#9C6500" style:font-family-generic="swiss"/>
    </style:style>
    <style:style style:name="cf5" style:family="table-cell">
      <style:table-cell-properties fo:background-color="#FFC7CE"/>
      <style:text-properties fo:color="#9C0006" style:font-family-generic="swiss"/>
    </style:style>
    <style:style style:name="cf6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04T18:56:54Z</dc:date>
    <meta:editing-duration>PT0S</meta:editing-duration>
  </office:meta>
</office:document-meta>
</file>